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h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d the friend text a Facebook link to an Instagram reel, the outside bones clip. I don’t know if she knows we already quote that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rank my coffee and wrote, going to the mailbox when the mailman came by in hopes of receiving my Musicares check, 10:26. . .<text:span text:style-name="T41">I laid in bed looking at my phone until 12:21.</text:span></text:p>
      <text:p text:style-name="P47">.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Hannah some emergency coffee and hop waters, drove to her house.</text:span></text:p>
      <text:p text:style-name="P47"><text:s text:c="3"/><text:span text:style-name="T42">I said hello to the cats, laid on the couch, wrote about my COVID Carrier routine to moving out of Cait’s, packed up my drums, drove to Meyers, wrote at the Hog, 3: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5:59:57.056853158</dc:date>
    <meta:editing-duration>P66DT18H16M14S</meta:editing-duration>
    <meta:editing-cycles>701</meta:editing-cycles>
    <meta:generator>LibreOffice/24.2.5.2$MacOSX_X86_64 LibreOffice_project/bffef4ea93e59bebbeaf7f431bb02b1a39ee8a59</meta:generator>
    <meta:print-date>2024-11-07T14:40:30.409507167</meta:print-date>
    <meta:document-statistic meta:table-count="0" meta:image-count="0" meta:object-count="0" meta:page-count="46" meta:paragraph-count="147" meta:word-count="6838" meta:character-count="36195" meta:non-whitespace-character-count="29369"/>
  </office:meta>
</office:document-meta>
</file>